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Menlo" svg:font-family="Menlo, Monaco, Consolas, 'Courier New', monospace"/>
    <style:font-face style:name="Monaco" svg:font-family="Monaco, monospace, Courier, 'Courier New'"/>
    <style:font-face style:name="Source Code Pro" svg:font-family="'Source Code Pro'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8c92" officeooo:paragraph-rsid="00134926"/>
    </style:style>
    <style:style style:name="P2" style:family="paragraph" style:parent-style-name="Standard">
      <style:text-properties officeooo:rsid="00134926" officeooo:paragraph-rsid="00134926"/>
    </style:style>
    <style:style style:name="P3" style:family="paragraph" style:parent-style-name="Standard">
      <style:text-properties officeooo:rsid="0013ea50" officeooo:paragraph-rsid="0013ea50"/>
    </style:style>
    <style:style style:name="P4" style:family="paragraph" style:parent-style-name="Standard">
      <style:text-properties officeooo:rsid="0013ea50" officeooo:paragraph-rsid="0021997d"/>
    </style:style>
    <style:style style:name="P5" style:family="paragraph" style:parent-style-name="Standard">
      <style:text-properties officeooo:rsid="00144673" officeooo:paragraph-rsid="00144673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9d6fa" officeooo:paragraph-rsid="0019d6fa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f6a7b" officeooo:paragraph-rsid="001f6a7b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08e44" officeooo:paragraph-rsid="00208e44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16a716" officeooo:paragraph-rsid="0016a71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881a7" officeooo:paragraph-rsid="001881a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08e44" officeooo:paragraph-rsid="00208e4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08e44" officeooo:paragraph-rsid="0022a2d9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18c92" officeooo:paragraph-rsid="00208e4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1997d" officeooo:paragraph-rsid="0021997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2a2d9" officeooo:paragraph-rsid="0022a2d9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494ac" officeooo:paragraph-rsid="002494ac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52a08" officeooo:paragraph-rsid="00252a08" style:font-weight-asian="normal" style:font-weight-complex="normal"/>
    </style:style>
    <style:style style:name="P18" style:family="paragraph" style:parent-style-name="Standard">
      <style:text-properties officeooo:rsid="001881a7" officeooo:paragraph-rsid="001881a7"/>
    </style:style>
    <style:style style:name="P19" style:family="paragraph" style:parent-style-name="Standard">
      <style:text-properties officeooo:rsid="001bd206" officeooo:paragraph-rsid="001bd206"/>
    </style:style>
    <style:style style:name="P20" style:family="paragraph" style:parent-style-name="Standard">
      <style:text-properties officeooo:rsid="001f6a7b" officeooo:paragraph-rsid="001f6a7b"/>
    </style:style>
    <style:style style:name="P21" style:family="paragraph" style:parent-style-name="Standard">
      <style:text-properties officeooo:rsid="00208e44" officeooo:paragraph-rsid="00208e44"/>
    </style:style>
    <style:style style:name="P22" style:family="paragraph" style:parent-style-name="Preformatted_20_Text">
      <style:text-properties officeooo:rsid="0013ea50" officeooo:paragraph-rsid="0013ea50"/>
    </style:style>
    <style:style style:name="P23" style:family="paragraph" style:parent-style-name="Preformatted_20_Text">
      <style:text-properties style:font-name="Times New Roman" fo:font-size="12pt" officeooo:rsid="0013ea50" officeooo:paragraph-rsid="0013ea50" style:font-size-asian="12pt" style:font-size-complex="12pt"/>
    </style:style>
    <style:style style:name="P24" style:family="paragraph" style:parent-style-name="Preformatted_20_Text">
      <style:text-properties style:font-name="Times New Roman" fo:font-size="12pt" fo:language="zxx" fo:country="none" officeooo:rsid="00144673" officeooo:paragraph-rsid="001f6a7b" style:font-size-asian="12pt" style:language-asian="zxx" style:country-asian="none" style:font-size-complex="12pt" style:language-complex="zxx" style:country-complex="none"/>
    </style:style>
    <style:style style:name="P25" style:family="paragraph" style:parent-style-name="Preformatted_20_Text">
      <style:text-properties style:font-name="Times New Roman" fo:font-size="12pt" fo:language="zxx" fo:country="none" style:text-underline-style="solid" style:text-underline-width="auto" style:text-underline-color="font-color" officeooo:rsid="00144673" officeooo:paragraph-rsid="001f6a7b" style:font-size-asian="12pt" style:language-asian="zxx" style:country-asian="none" style:font-size-complex="12pt" style:language-complex="zxx" style:country-complex="none"/>
    </style:style>
    <style:style style:name="P26" style:family="paragraph" style:parent-style-name="Preformatted_20_Text">
      <style:text-properties style:font-name="Times New Roman" fo:font-size="12pt" fo:language="zxx" fo:country="none" style:text-underline-style="solid" style:text-underline-width="auto" style:text-underline-color="font-color" officeooo:rsid="001f6a7b" officeooo:paragraph-rsid="001f6a7b" style:font-size-asian="12pt" style:language-asian="zxx" style:country-asian="none" style:font-size-complex="12pt" style:language-complex="zxx" style:country-complex="none"/>
    </style:style>
    <style:style style:name="P27" style:family="paragraph" style:parent-style-name="Preformatted_20_Text">
      <loext:graphic-properties draw:fill="solid" draw:fill-color="#fff8ed" draw:opacity="100%"/>
      <style:paragraph-properties fo:margin-top="0in" fo:margin-bottom="0.1965in" loext:contextual-spacing="false" fo:orphans="2" fo:widows="2" fo:background-color="#fff8ed" fo:padding-left="0.1665in" fo:padding-right="0.1665in" fo:padding-top="0.1252in" fo:padding-bottom="0.1252in" fo:border="0.06pt solid #f6e4cc"/>
      <style:text-properties officeooo:rsid="0013ea50" officeooo:paragraph-rsid="001bd206"/>
    </style:style>
    <style:style style:name="P28" style:family="paragraph" style:parent-style-name="Preformatted_20_Text">
      <loext:graphic-properties draw:fill="solid" draw:fill-color="#fff8ed" draw:opacity="100%"/>
      <style:paragraph-properties fo:orphans="2" fo:widows="2" fo:background-color="#fff8ed" fo:padding-left="0.1665in" fo:padding-right="0.1665in" fo:padding-top="0.1252in" fo:padding-bottom="0.1252in" fo:border="0.06pt solid #f6e4cc"/>
      <style:text-properties officeooo:paragraph-rsid="001bd206"/>
    </style:style>
    <style:style style:name="P29" style:family="paragraph" style:parent-style-name="Preformatted_20_Text">
      <loext:graphic-properties draw:fill="solid" draw:fill-color="#fff8ed" draw:opacity="100%"/>
      <style:paragraph-properties fo:orphans="2" fo:widows="2" fo:background-color="#fff8ed" fo:padding-left="0.1665in" fo:padding-right="0.1665in" fo:padding-top="0.1252in" fo:padding-bottom="0.1252in" fo:border="0.06pt solid #f6e4cc"/>
      <style:text-properties officeooo:rsid="0013ea50" officeooo:paragraph-rsid="001bd206"/>
    </style:style>
    <style:style style:name="T1" style:family="text">
      <style:text-properties officeooo:rsid="00134926"/>
    </style:style>
    <style:style style:name="T2" style:family="text">
      <style:text-properties officeooo:rsid="001a51c9"/>
    </style:style>
    <style:style style:name="T3" style:family="text">
      <style:text-properties officeooo:rsid="001bac7a"/>
    </style:style>
    <style:style style:name="T4" style:family="text">
      <style:text-properties fo:font-variant="normal" fo:text-transform="none" fo:color="#555555" style:font-name="Monaco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555555" style:font-name="Monaco" fo:letter-spacing="normal" fo:font-style="normal" fo:font-weight="normal" officeooo:rsid="0013ea50" fo:background-color="transparent" loext:char-shading-value="0" loext:padding="0in" loext:border="none"/>
    </style:style>
    <style:style style:name="T6" style:family="text">
      <style:text-properties fo:font-variant="normal" fo:text-transform="none" fo:color="#bbbbbb" style:font-name="Monaco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color="#bbbbbb" style:font-name="Monaco" fo:letter-spacing="normal" fo:font-style="normal" fo:font-weight="normal" officeooo:rsid="0013ea50" fo:background-color="transparent" loext:char-shading-value="0" loext:padding="0in" loext:border="none"/>
    </style:style>
    <style:style style:name="T8" style:family="text">
      <style:text-properties fo:font-variant="normal" fo:text-transform="none" fo:color="#dd1144" style:font-name="Monaco" fo:letter-spacing="normal" fo:font-style="normal" fo:font-weight="normal" fo:background-color="transparent" loext:char-shading-value="0" loext:padding="0in" loext:border="none"/>
    </style:style>
    <style:style style:name="T9" style:family="text">
      <style:text-properties fo:font-variant="normal" fo:text-transform="none" fo:color="#dd1144" style:font-name="Monaco" fo:letter-spacing="normal" fo:font-style="normal" fo:font-weight="normal" officeooo:rsid="0013ea50" fo:background-color="transparent" loext:char-shading-value="0" loext:padding="0in" loext:border="none"/>
    </style:style>
    <style:style style:name="T10" style:family="text">
      <style:text-properties officeooo:rsid="001f6a7b"/>
    </style:style>
    <style:style style:name="T11" style:family="text">
      <style:text-properties officeooo:rsid="00208e44"/>
    </style:style>
    <style:style style:name="T12" style:family="text">
      <style:text-properties fo:color="#ce181e"/>
    </style:style>
    <style:style style:name="T13" style:family="text">
      <style:text-properties officeooo:rsid="0022a2d9"/>
    </style:style>
    <style:style style:name="T14" style:family="text">
      <style:text-properties officeooo:rsid="002494ac"/>
    </style:style>
    <style:style style:name="T15" style:family="text">
      <style:text-properties fo:color="#000000"/>
    </style:style>
    <style:style style:name="T16" style:family="text">
      <style:text-properties officeooo:rsid="0025b9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itial Setup</text:p>
      <text:p text:style-name="P1">mix new <text:span text:style-name="T1">&lt;appname&gt;</text:span> --umbrella<text:line-break/><text:span text:style-name="T1">cd &lt;appname&gt;/apps</text:span></text:p>
      <text:p text:style-name="P2">mix phx.new &lt;appname&gt;</text:p>
      <text:p text:style-name="P2">mix phx.new.web &lt;appname_web&gt;</text:p>
      <text:p text:style-name="P3">cd ..</text:p>
      <text:p text:style-name="P3">git init</text:p>
      <text:p text:style-name="P19">git commit -am "initial commi<text:span text:style-name="T11">t</text:span>"</text:p>
      <text:p text:style-name="P21">set tool versions with ASDF</text:p>
      <text:p text:style-name="P19">add packages from Package Setup</text:p>
      <text:p text:style-name="P19">mix deps.get</text:p>
      <text:p text:style-name="P20">update umbrella mix.exs per Setup Umbrella Mix.exs</text:p>
      <text:p text:style-name="P20"/>
      <text:p text:style-name="P3"/>
      <text:p text:style-name="P3"/>
      <text:p text:style-name="P8">Set Tool Versions with ASDF (https://alchemist.camp/episodes/asdf-language-versions)</text:p>
      <text:p text:style-name="P13"><text:span text:style-name="T1">cd &lt;appname&gt;</text:span></text:p>
      <text:p text:style-name="P11">asdf current</text:p>
      <text:p text:style-name="P12">asdf plugin-add <text:span text:style-name="T13">elixir -- add a new language</text:span></text:p>
      <text:p text:style-name="P15">asdf list -- list all installed languages</text:p>
      <text:p text:style-name="P12">asdf list-all elixir<text:span text:style-name="T13"> -- list all available <text:s/>versions of a languages</text:span></text:p>
      <text:p text:style-name="P12"/>
      <text:p text:style-name="P11">asdf install elixir &lt;version&gt;</text:p>
      <text:p text:style-name="P11">asdf global elixir &lt;version&gt;</text:p>
      <text:p text:style-name="P11"/>
      <text:p text:style-name="P11">asdf install nodejs <text:span text:style-name="T14">&lt;version&gt;</text:span></text:p>
      <text:p text:style-name="P16">asdf install erlang &lt;version&gt;</text:p>
      <text:p text:style-name="P16">asdf install elixir &lt;version&gt;</text:p>
      <text:p text:style-name="P16"/>
      <text:p text:style-name="P11">bash ~/.asdf/plugins/nodejs/bin/import-release-team-keyring</text:p>
      <text:p text:style-name="P14">asdf local nodejs 1<text:span text:style-name="T16">4.9.0</text:span></text:p>
      <text:p text:style-name="P14">export KERL_CONFIGURE_OPTIONS="--disable-debug --without-javac"</text:p>
      <text:p text:style-name="P14">asdf local erlang 23.0.3</text:p>
      <text:p text:style-name="P14">asdf local elixir <text:span text:style-name="T15">1.10.4-otp-23</text:span></text:p>
      <text:p text:style-name="P17"><text:span text:style-name="T15">(elixir and erlang versions must match: 23 in this case)</text:span></text:p>
      <text:p text:style-name="P14"/>
      <text:p text:style-name="P14"/>
      <text:p text:style-name="P4"/>
      <text:p text:style-name="P6">Package Setup<text:span text:style-name="T2"> (version numbers as of 2020-09-02. See https://hex.pm/packages/)</text:span></text:p>
      <text:p text:style-name="P10">Umbrella:</text:p>
      <text:p text:style-name="P3"><text:s text:c="6"/>{:dialyxir, "~&gt; <text:span text:style-name="T2">1.0</text:span>", only: :test, runtime: false},</text:p>
      <text:p text:style-name="P3"><text:s text:c="6"/>{:credo, "~&gt; 1.<text:span text:style-name="T2">4</text:span>", only: [:dev, :test], runtime: false},</text:p>
      <text:p text:style-name="P3"><text:s text:c="6"/>{:excoveralls, "~&gt; 0.1<text:span text:style-name="T2">3.1</text:span>", only: :test}</text:p>
      <text:p text:style-name="P18">Web:</text:p>
      <text:p text:style-name="P3"><text:s text:c="6"/>{:drab, "~&gt; 0.10<text:span text:style-name="T3">.5</text:span>"},</text:p>
      <text:p text:style-name="P3"/>
      <text:p text:style-name="P22"><text:span text:style-name="Source_20_Text"><text:span text:style-name="T8"/></text:span></text:p>
      <text:p text:style-name="P29"><text:span text:style-name="Source_20_Text"><text:span text:style-name="T5">mix deps.get <text:s text:c="9"/>#</text:span></text:span><text:span text:style-name="Source_20_Text"><text:span text:style-name="T7"> </text:span></text:span><text:span text:style-name="Source_20_Text"><text:span text:style-name="T9">Gets all out of date dependencies</text:span></text:span></text:p>
      <text:p text:style-name="P28"><text:soft-page-break/><text:span text:style-name="Source_20_Text"><text:span text:style-name="T4">mix deps.tree <text:s text:c="8"/>#</text:span></text:span><text:span text:style-name="Source_20_Text"><text:span text:style-name="T6"> </text:span></text:span><text:span text:style-name="Source_20_Text"><text:span text:style-name="T8">Prints the dependency tree</text:span></text:span></text:p>
      <text:p text:style-name="P28"><text:span text:style-name="Source_20_Text"><text:span text:style-name="T4">mix deps.unlock <text:s text:c="6"/>#</text:span></text:span><text:span text:style-name="Source_20_Text"><text:span text:style-name="T6"> </text:span></text:span><text:span text:style-name="Source_20_Text"><text:span text:style-name="T8">Unlocks the given dependencies</text:span></text:span></text:p>
      <text:p text:style-name="P27"><text:span text:style-name="Source_20_Text"><text:span text:style-name="T4">mix deps.update <text:s text:c="6"/>#</text:span></text:span><text:span text:style-name="Source_20_Text"><text:span text:style-name="T6"> </text:span></text:span><text:span text:style-name="Source_20_Text"><text:span text:style-name="T8">Updates the given dependencies</text:span></text:span></text:p>
      <text:p text:style-name="P22"/>
      <text:p text:style-name="P7">Setup Umbrella Mix.exs</text:p>
      <text:p text:style-name="P23"/>
      <text:p text:style-name="P25">Add the following to project<text:span text:style-name="T10">:</text:span></text:p>
      <text:p text:style-name="P24"><text:s text:c="6"/>test_coverage: [tool: ExCoveralls],</text:p>
      <text:p text:style-name="P24"><text:s text:c="6"/>dialyzer: [</text:p>
      <text:p text:style-name="P24"><text:s text:c="8"/>ignore_warnings: "dialyzer.ignore-warnings",</text:p>
      <text:p text:style-name="P24"><text:s text:c="8"/>list_unused_filters: true</text:p>
      <text:p text:style-name="P24"><text:s text:c="6"/>],</text:p>
      <text:p text:style-name="P24"><text:s text:c="6"/>aliases: aliases()</text:p>
      <text:p text:style-name="P24"/>
      <text:p text:style-name="P26">Create aliases:</text:p>
      <text:p text:style-name="P23"><text:s text:c="2"/>defp aliases do</text:p>
      <text:p text:style-name="P23"><text:s text:c="4"/>[</text:p>
      <text:p text:style-name="P23"><text:s text:c="6"/>"my.format": [</text:p>
      <text:p text:style-name="P23"><text:s text:c="8"/>"format --check-formatted",</text:p>
      <text:p text:style-name="P23"><text:s text:c="8"/>"credo --strict"</text:p>
      <text:p text:style-name="P23"><text:s text:c="6"/>],</text:p>
      <text:p text:style-name="P23"><text:s text:c="6"/>"my.test": [</text:p>
      <text:p text:style-name="P23"><text:s text:c="8"/>"cmd MIX_ENV=test mix coveralls.html",</text:p>
      <text:p text:style-name="P23"><text:s text:c="8"/>"cmd MIX_ENV=test mix dialyzer"</text:p>
      <text:p text:style-name="P23"><text:s text:c="6"/>],</text:p>
      <text:p text:style-name="P23"><text:s text:c="6"/>"my.check": [</text:p>
      <text:p text:style-name="P23"><text:s text:c="8"/>"my.format",</text:p>
      <text:p text:style-name="P23"><text:s text:c="8"/>"my.test"</text:p>
      <text:p text:style-name="P23"><text:s text:c="6"/>],</text:p>
      <text:p text:style-name="P23"><text:s text:c="6"/>"my.phx": [</text:p>
      <text:p text:style-name="P23"><text:s text:c="8"/>"cmd npm run deploy --prefix ./assets",</text:p>
      <text:p text:style-name="P23"><text:s text:c="8"/>"phx.digest.clean",</text:p>
      <text:p text:style-name="P23"><text:s text:c="8"/>"phx.digest"</text:p>
      <text:p text:style-name="P23"><text:s text:c="6"/>],</text:p>
      <text:p text:style-name="P23"><text:s text:c="6"/>"my.release": [</text:p>
      <text:p text:style-name="P23"><text:s text:c="8"/>"my.check",</text:p>
      <text:p text:style-name="P23"><text:s text:c="8"/>"deps.get --only prod",</text:p>
      <text:p text:style-name="P23"><text:s text:c="8"/>"cmd MIX_ENV=prod mix compile",</text:p>
      <text:p text:style-name="P23"><text:s text:c="8"/>"my.phx",</text:p>
      <text:p text:style-name="P23"><text:s text:c="8"/>"cmd MIX_ENV=prod mix release"</text:p>
      <text:p text:style-name="P23"><text:s text:c="6"/>]</text:p>
      <text:p text:style-name="P23"><text:s text:c="4"/>]</text:p>
      <text:p text:style-name="P23"><text:s text:c="2"/>end</text:p>
      <text:p text:style-name="P23"/>
      <text:p text:style-name="P23"/>
      <text:p text:style-name="P22"/>
      <text:p text:style-name="P6">Package Flow</text:p>
      <text:p text:style-name="P3"><text:soft-page-break/></text:p>
      <text:p text:style-name="P3"/>
      <text:p text:style-name="P6">Run Locally</text:p>
      <text:p text:style-name="P5">cd &lt;appname&gt;/&lt;appname_web&gt;</text:p>
      <text:p text:style-name="P5">mix phx.server</text:p>
      <text:p text:style-name="P5">iex -S mix phx.server</text:p>
      <text:p text:style-name="P5"/>
      <text:p text:style-name="P5"/>
      <text:p text:style-name="P6">Git Flow</text:p>
      <text:p text:style-name="P9">git add -A</text:p>
      <text:p text:style-name="P9">git commit -m "message"</text:p>
      <text:p text:style-name="P9">git l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Menlo" svg:font-family="Menlo, Monaco, Consolas, 'Courier New', monospace"/>
    <style:font-face style:name="Monaco" svg:font-family="Monaco, monospace, Courier, 'Courier New'"/>
    <style:font-face style:name="Source Code Pro" svg:font-family="'Source Code Pro'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20S</meta:editing-duration>
    <meta:editing-cycles>22</meta:editing-cycles>
    <meta:generator>LibreOffice/5.4.1.2$Windows_X86_64 LibreOffice_project/ea7cb86e6eeb2bf3a5af73a8f7777ac570321527</meta:generator>
    <dc:date>2020-09-02T17:34:15.870000000</dc:date>
    <meta:document-statistic meta:table-count="0" meta:image-count="0" meta:object-count="0" meta:page-count="3" meta:paragraph-count="85" meta:word-count="297" meta:character-count="2390" meta:non-whitespace-character-count="1907"/>
    <meta:user-defined meta:name="Info 1"/>
    <meta:user-defined meta:name="Info 2"/>
    <meta:user-defined meta:name="Info 3"/>
    <meta:user-defined meta:name="Info 4"/>
  </office:meta>
</office:document-meta>
</file>